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0FCFF29532519A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98cm, 4.762cm, 15.049cm, 6.50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18cm" svg:height="24.599cm" svg:x="0.792cm" svg:y="1.992cm">
          <draw:image xlink:href="Pictures/10000000000005E8000007E030FCFF29532519A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5:39.706447759</dc:date>
    <meta:editing-duration>PT3M4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